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52in"/>
    </style:style>
    <style:style style:name="co2" style:family="table-column">
      <style:table-column-properties fo:break-before="auto" style:column-width="0.3854in"/>
    </style:style>
    <style:style style:name="co3" style:family="table-column">
      <style:table-column-properties fo:break-before="auto" style:column-width="0.7874in"/>
    </style:style>
    <style:style style:name="co4" style:family="table-column">
      <style:table-column-properties fo:break-before="auto" style:column-width="0.4071in"/>
    </style:style>
    <style:style style:name="co5" style:family="table-column">
      <style:table-column-properties fo:break-before="auto" style:column-width="0.4591in"/>
    </style:style>
    <style:style style:name="co6" style:family="table-column">
      <style:table-column-properties fo:break-before="auto" style:column-width="0.4689in"/>
    </style:style>
    <style:style style:name="co7" style:family="table-column">
      <style:table-column-properties fo:break-before="auto" style:column-width="0.4402in"/>
    </style:style>
    <style:style style:name="co8" style:family="table-column">
      <style:table-column-properties fo:break-before="auto" style:column-width="0.4602in"/>
    </style:style>
    <style:style style:name="co9" style:family="table-column">
      <style:table-column-properties fo:break-before="auto" style:column-width="2.484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49">
      <style:table-cell-properties style:text-align-source="fix" style:repeat-content="false"/>
      <style:paragraph-properties fo:text-align="start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/>
    </style:style>
    <style:style style:name="ce17" style:family="table-cell" style:parent-style-name="Default">
      <style:text-properties fo:font-style="normal" style:font-style-asian="normal" style:font-style-complex="normal"/>
    </style:style>
    <style:style style:name="ce18" style:family="table-cell" style:parent-style-name="Default">
      <style:text-properties fo:color="#000000" style:text-outline="false" style:text-line-through-style="none" style:text-line-through-type="none" style:font-name="DejaVu Sans" fo:font-size="6.8000001907348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h" style:country-asian="CN" style:font-style-asian="normal" style:font-weight-asian="normal" style:font-name-complex="DejaVu Sans" style:font-size-complex="6.8000001907348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21"/>
    <style:style style:name="ce20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fo:color="#000000" style:font-name="DejaVu Sans" fo:font-size="6.80000019073486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8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9"/>
        <table:table-column table:style-name="co7" table:default-cell-style-name="ce19"/>
        <table:table-column table:style-name="co7" table:default-cell-style-name="Default"/>
        <table:table-column table:style-name="co8" table:default-cell-style-name="Default"/>
        <table:table-column table:style-name="co9" table:default-cell-style-name="ce20"/>
        <table:table-row table:style-name="ro1">
          <table:table-cell table:style-name="ce15" office:value-type="string" calcext:value-type="string">
            <text:p>Libdwarf Regression Testing</text:p>
          </table:table-cell>
          <table:table-cell table:style-name="ce15"/>
          <table:table-cell table:number-columns-repeated="8"/>
        </table:table-row>
        <table:table-row table:style-name="ro1">
          <table:table-cell table:style-name="ce15" table:number-columns-repeated="2"/>
          <table:table-cell office:value-type="string" calcext:value-type="string">
            <text:p>Test abbrev</text:p>
          </table:table-cell>
          <table:table-cell office:value-type="string" calcext:value-type="string">
            <text:p>type of test</text:p>
          </table:table-cell>
          <table:table-cell table:number-columns-repeated="6"/>
        </table:table-row>
        <table:table-row table:style-name="ro1">
          <table:table-cell table:style-name="ce15" table:number-columns-repeated="2"/>
          <table:table-cell office:value-type="string" calcext:value-type="string">
            <text:p>FS <text:s text:c="3"/></text:p>
          </table:table-cell>
          <table:table-cell office:value-type="string" calcext:value-type="string">
            <text:p>Full standard. Nomal build no special options. -g -O2</text:p>
          </table:table-cell>
          <table:table-cell table:number-columns-repeated="6"/>
        </table:table-row>
        <table:table-row table:style-name="ro1">
          <table:table-cell table:style-name="ce15" table:number-columns-repeated="2"/>
          <table:table-cell office:value-type="string" calcext:value-type="string">
            <text:p>SUP</text:p>
          </table:table-cell>
          <table:table-cell office:value-type="string" calcext:value-type="string">
            <text:p>FS but suppress use of de_alloc_tree</text:p>
          </table:table-cell>
          <table:table-cell table:number-columns-repeated="6"/>
        </table:table-row>
        <table:table-row table:style-name="ro1">
          <table:table-cell table:style-name="ce15" table:number-columns-repeated="2"/>
          <table:table-cell office:value-type="string" calcext:value-type="string">
            <text:p>NLIZE</text:p>
          </table:table-cell>
          <table:table-cell office:value-type="string" calcext:value-type="string">
            <text:p>FS using -fsanitize options to check for memory leaks.</text:p>
          </table:table-cell>
          <table:table-cell table:number-columns-repeated="6"/>
        </table:table-row>
        <table:table-row table:style-name="ro1">
          <table:table-cell table:style-name="ce15" table:number-columns-repeated="2"/>
          <table:table-cell office:value-type="string" calcext:value-type="string">
            <text:p>NLIZESUP</text:p>
          </table:table-cell>
          <table:table-cell office:value-type="string" calcext:value-type="string">
            <text:p>NLIZE and suppressing de_alloc_tree</text:p>
          </table:table-cell>
          <table:table-cell table:number-columns-repeated="6"/>
        </table:table-row>
        <table:table-row table:style-name="ro1">
          <table:table-cell table:style-name="ce15" table:number-columns-repeated="2"/>
          <table:table-cell office:value-type="string" calcext:value-type="string">
            <text:p>VG</text:p>
          </table:table-cell>
          <table:table-cell office:value-type="string" calcext:value-type="string">
            <text:p>Valgrind</text:p>
          </table:table-cell>
          <table:table-cell table:number-columns-repeated="6"/>
        </table:table-row>
        <table:table-row table:style-name="ro1">
          <table:table-cell table:style-name="ce15"/>
          <table:table-cell table:style-name="ce15" office:value-type="string" calcext:value-type="string">
            <text:p>add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When using SUPPRESSBIGDIFFS=y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q2</text:p>
          </table:table-cell>
          <table:table-cell table:style-name="ce15"/>
          <table:table-cell office:value-type="string" calcext:value-type="string">
            <text:p>Intel 32bit Ubuntu. Machine died, no longer exists.</text:p>
          </table:table-cell>
          <table:table-cell table:number-columns-repeated="7"/>
        </table:table-row>
        <table:table-row table:style-name="ro1">
          <table:table-cell table:number-columns-repeated="2" table:style-name="ce15" office:value-type="string" calcext:value-type="string">
            <text:p>q3</text:p>
          </table:table-cell>
          <table:table-cell office:value-type="string" calcext:value-type="string">
            <text:p>Intel 64bit Ubuntu</text:p>
          </table:table-cell>
          <table:table-cell table:number-columns-repeated="7"/>
        </table:table-row>
        <table:table-row table:style-name="ro1">
          <table:table-cell table:number-columns-repeated="2" table:style-name="ce15" office:value-type="string" calcext:value-type="string">
            <text:p>FB32</text:p>
          </table:table-cell>
          <table:table-cell office:value-type="string" calcext:value-type="string">
            <text:p>32bit FreeBSD VM on Intel 64bit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number-columns-repeated="2" table:style-name="ce15" office:value-type="string" calcext:value-type="string">
            <text:p>FB64</text:p>
          </table:table-cell>
          <table:table-cell office:value-type="string" calcext:value-type="string">
            <text:p>64bit FreeBSD VM on Intel 64bit</text:p>
          </table:table-cell>
          <table:table-cell table:number-columns-repeated="7"/>
        </table:table-row>
        <table:table-row table:style-name="ro1">
          <table:table-cell table:number-columns-repeated="2" table:style-name="ce15" office:value-type="string" calcext:value-type="string">
            <text:p>fb64</text:p>
          </table:table-cell>
          <table:table-cell office:value-type="string" calcext:value-type="string">
            <text:p>64bit FreeBSD hardware Intel 64bit</text:p>
          </table:table-cell>
          <table:table-cell table:number-columns-repeated="7"/>
        </table:table-row>
        <table:table-row table:style-name="ro1">
          <table:table-cell table:number-columns-repeated="2" table:style-name="ce15" office:value-type="string" calcext:value-type="string">
            <text:p>s390</text:p>
          </table:table-cell>
          <table:table-cell office:value-type="string" calcext:value-type="string">
            <text:p>64bit Ubuntu <text:s/>VM, IBM s390-big-endian64bit FreeBSD VM on Intel 64bit</text:p>
          </table:table-cell>
          <table:table-cell table:number-columns-repeated="7"/>
        </table:table-row>
        <table:table-row table:style-name="ro1">
          <table:table-cell table:number-columns-repeated="2" table:style-name="ce15" office:value-type="string" calcext:value-type="string">
            <text:p>Mac</text:p>
          </table:table-cell>
          <table:table-cell office:value-type="string" calcext:value-type="string">
            <text:p>Apple M2, macOS Ventura 13.3.1</text:p>
          </table:table-cell>
          <table:table-cell table:number-columns-repeated="7"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5" office:value-type="string" calcext:value-type="string">
            <text:p>test date</text:p>
          </table:table-cell>
          <table:table-cell table:style-name="ce17" office:value-type="string" calcext:value-type="string">
            <text:p>host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2" office:value-type="string" calcext:value-type="string">
            <text:p>secs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15" office:value-type="string" calcext:value-type="string">
            <text:p>yyyy-mm-dd</text:p>
          </table:table-cell>
          <table:table-cell table:style-name="ce15" office:value-type="string" calcext:value-type="string">
            <text:p>ID</text:p>
          </table:table-cell>
          <table:table-cell office:value-type="string" calcext:value-type="string">
            <text:p>abbrev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usrtm</text:p>
          </table:table-cell>
          <table:table-cell office:value-type="string" calcext:value-type="string">
            <text:p>systm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ount</text:p>
          </table:table-cell>
          <table:table-cell/>
        </table:table-row>
        <table:table-row table:style-name="ro1" table:number-rows-repeated="3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4-02-17" calcext:value-type="date">
            <text:p>2024-02-1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1" calcext:value-type="float">
            <text:p>321.0</text:p>
          </table:table-cell>
          <table:table-cell office:value-type="float" office:value="9.9" calcext:value-type="float">
            <text:p>9.9</text:p>
          </table:table-cell>
          <table:table-cell office:value-type="float" office:value="25" calcext:value-type="float">
            <text:p>25</text:p>
          </table:table-cell>
          <table:table-cell office:value-type="float" office:value="19858" calcext:value-type="float">
            <text:p>19858</text:p>
          </table:table-cell>
          <table:table-cell/>
        </table:table-row>
        <table:table-row table:style-name="ro1">
          <table:table-cell table:style-name="ce16" office:value-type="date" office:date-value="2023-11-05" calcext:value-type="date">
            <text:p>2023-11-05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7" calcext:value-type="float">
            <text:p>287.0</text:p>
          </table:table-cell>
          <table:table-cell office:value-type="float" office:value="8.5" calcext:value-type="float">
            <text:p>8.5</text:p>
          </table:table-cell>
          <table:table-cell office:value-type="float" office:value="107" calcext:value-type="float">
            <text:p>107</text:p>
          </table:table-cell>
          <table:table-cell office:value-type="float" office:value="19938" calcext:value-type="float">
            <text:p>19938</text:p>
          </table:table-cell>
          <table:table-cell/>
        </table:table-row>
        <table:table-row table:style-name="ro1">
          <table:table-cell table:style-name="ce16" office:value-type="date" office:date-value="2023-11-05" calcext:value-type="date">
            <text:p>2023-11-05</text:p>
          </table:table-cell>
          <table:table-cell table:style-name="ce15" office:value-type="string" calcext:value-type="string">
            <text:p>Mac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5" calcext:value-type="float">
            <text:p>145.0</text:p>
          </table:table-cell>
          <table:table-cell office:value-type="float" office:value="9.4" calcext:value-type="float">
            <text:p>9.4</text:p>
          </table:table-cell>
          <table:table-cell office:value-type="float" office:value="25" calcext:value-type="float">
            <text:p>25</text:p>
          </table:table-cell>
          <table:table-cell office:value-type="float" office:value="19917" calcext:value-type="float">
            <text:p>19917</text:p>
          </table:table-cell>
          <table:table-cell/>
        </table:table-row>
        <table:table-row table:style-name="ro1">
          <table:table-cell table:style-name="ce16" office:value-type="date" office:date-value="2023-11-05" calcext:value-type="date">
            <text:p>2023-11-05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7" calcext:value-type="float">
            <text:p>667.0</text:p>
          </table:table-cell>
          <table:table-cell office:value-type="float" office:value="26" calcext:value-type="float">
            <text:p>26.0</text:p>
          </table:table-cell>
          <table:table-cell office:value-type="float" office:value="57" calcext:value-type="float">
            <text:p>57</text:p>
          </table:table-cell>
          <table:table-cell office:value-type="float" office:value="19940" calcext:value-type="float">
            <text:p>19940</text:p>
          </table:table-cell>
          <table:table-cell/>
        </table:table-row>
        <table:table-row table:style-name="ro1">
          <table:table-cell table:style-name="ce16" office:value-type="date" office:date-value="2023-11-05" calcext:value-type="date">
            <text:p>2023-11-05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1" calcext:value-type="float">
            <text:p>321.0</text:p>
          </table:table-cell>
          <table:table-cell office:value-type="float" office:value="9.9" calcext:value-type="float">
            <text:p>9.9</text:p>
          </table:table-cell>
          <table:table-cell office:value-type="float" office:value="24" calcext:value-type="float">
            <text:p>24</text:p>
          </table:table-cell>
          <table:table-cell office:value-type="float" office:value="19940" calcext:value-type="float">
            <text:p>19940</text:p>
          </table:table-cell>
          <table:table-cell/>
        </table:table-row>
        <table:table-row table:style-name="ro1">
          <table:table-cell table:style-name="ce16" office:value-type="date" office:date-value="2023-11-05" calcext:value-type="date">
            <text:p>2023-11-05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1" calcext:value-type="float">
            <text:p>361.0</text:p>
          </table:table-cell>
          <table:table-cell office:value-type="float" office:value="4.75" calcext:value-type="float">
            <text:p>4.8</text:p>
          </table:table-cell>
          <table:table-cell office:value-type="float" office:value="26" calcext:value-type="float">
            <text:p>26</text:p>
          </table:table-cell>
          <table:table-cell office:value-type="float" office:value="19940" calcext:value-type="float">
            <text:p>19940</text:p>
          </table:table-cell>
          <table:table-cell/>
        </table:table-row>
        <table:table-row table:style-name="ro1">
          <table:table-cell table:style-name="ce16" office:value-type="date" office:date-value="2023-02-28" calcext:value-type="date">
            <text:p>2023-02-28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434" calcext:value-type="float">
            <text:p>434.0</text:p>
          </table:table-cell>
          <table:table-cell office:value-type="float" office:value="13" calcext:value-type="float">
            <text:p>13.0</text:p>
          </table:table-cell>
          <table:table-cell office:value-type="float" office:value="49" calcext:value-type="float">
            <text:p>49</text:p>
          </table:table-cell>
          <table:table-cell office:value-type="float" office:value="19750" calcext:value-type="float">
            <text:p>19750</text:p>
          </table:table-cell>
          <table:table-cell/>
        </table:table-row>
        <table:table-row table:style-name="ro1">
          <table:table-cell table:style-name="ce16" office:value-type="date" office:date-value="2023-05-09" calcext:value-type="date">
            <text:p>2023-05-09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310" calcext:value-type="float">
            <text:p>310.0</text:p>
          </table:table-cell>
          <table:table-cell office:value-type="float" office:value="9.6" calcext:value-type="float">
            <text:p>9.6</text:p>
          </table:table-cell>
          <table:table-cell office:value-type="float" office:value="24" calcext:value-type="float">
            <text:p>24</text:p>
          </table:table-cell>
          <table:table-cell office:value-type="float" office:value="19869" calcext:value-type="float">
            <text:p>19869</text:p>
          </table:table-cell>
          <table:table-cell/>
        </table:table-row>
        <table:table-row table:style-name="ro1">
          <table:table-cell table:style-name="ce16" office:value-type="date" office:date-value="2023-05-09" calcext:value-type="date">
            <text:p>2023-05-09</text:p>
          </table:table-cell>
          <table:table-cell table:style-name="ce15" office:value-type="string" calcext:value-type="string">
            <text:p>Mac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43.7" calcext:value-type="float">
            <text:p>143.7</text:p>
          </table:table-cell>
          <table:table-cell office:value-type="float" office:value="9.2" calcext:value-type="float">
            <text:p>9.2</text:p>
          </table:table-cell>
          <table:table-cell office:value-type="float" office:value="30" calcext:value-type="float">
            <text:p>30</text:p>
          </table:table-cell>
          <table:table-cell office:value-type="float" office:value="19859" calcext:value-type="float">
            <text:p>19859</text:p>
          </table:table-cell>
          <table:table-cell/>
        </table:table-row>
        <table:table-row table:style-name="ro1">
          <table:table-cell table:style-name="ce16" office:value-type="date" office:date-value="2023-02-28" calcext:value-type="date">
            <text:p>2023-02-28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600" calcext:value-type="float">
            <text:p>600.0</text:p>
          </table:table-cell>
          <table:table-cell office:value-type="float" office:value="23" calcext:value-type="float">
            <text:p>23.0</text:p>
          </table:table-cell>
          <table:table-cell office:value-type="float" office:value="64" calcext:value-type="float">
            <text:p>64</text:p>
          </table:table-cell>
          <table:table-cell office:value-type="float" office:value="19750" calcext:value-type="float">
            <text:p>19750</text:p>
          </table:table-cell>
          <table:table-cell/>
        </table:table-row>
        <table:table-row table:style-name="ro1">
          <table:table-cell table:style-name="ce16" office:value-type="date" office:date-value="2023-02-28" calcext:value-type="date">
            <text:p>2023-02-28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434" calcext:value-type="float">
            <text:p>434.0</text:p>
          </table:table-cell>
          <table:table-cell office:value-type="float" office:value="13" calcext:value-type="float">
            <text:p>13.0</text:p>
          </table:table-cell>
          <table:table-cell office:value-type="float" office:value="49" calcext:value-type="float">
            <text:p>49</text:p>
          </table:table-cell>
          <table:table-cell office:value-type="float" office:value="19750" calcext:value-type="float">
            <text:p>19750</text:p>
          </table:table-cell>
          <table:table-cell/>
        </table:table-row>
        <table:table-row table:style-name="ro1">
          <table:table-cell table:style-name="ce16" office:value-type="date" office:date-value="2023-02-28" calcext:value-type="date">
            <text:p>2023-02-28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60" calcext:value-type="float">
            <text:p>260.0</text:p>
          </table:table-cell>
          <table:table-cell office:value-type="float" office:value="7.7" calcext:value-type="float">
            <text:p>7.7</text:p>
          </table:table-cell>
          <table:table-cell office:value-type="float" office:value="25" calcext:value-type="float">
            <text:p>25</text:p>
          </table:table-cell>
          <table:table-cell office:value-type="float" office:value="19750" calcext:value-type="float">
            <text:p>19750</text:p>
          </table:table-cell>
          <table:table-cell/>
        </table:table-row>
        <table:table-row table:style-name="ro1">
          <table:table-cell table:style-name="ce16" office:value-type="date" office:date-value="2023-02-27" calcext:value-type="date">
            <text:p>2023-02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83" calcext:value-type="float">
            <text:p>283.0</text:p>
          </table:table-cell>
          <table:table-cell office:value-type="float" office:value="9.7" calcext:value-type="float">
            <text:p>9.7</text:p>
          </table:table-cell>
          <table:table-cell office:value-type="float" office:value="24" calcext:value-type="float">
            <text:p>24</text:p>
          </table:table-cell>
          <table:table-cell office:value-type="float" office:value="19750" calcext:value-type="float">
            <text:p>19750</text:p>
          </table:table-cell>
          <table:table-cell office:value-type="string" calcext:value-type="string">
            <text:p>Added tests. 0.7.0</text:p>
          </table:table-cell>
        </table:table-row>
        <table:table-row table:style-name="ro1">
          <table:table-cell table:style-name="ce16" office:value-type="date" office:date-value="2023-01-27" calcext:value-type="date">
            <text:p>2023-01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81" calcext:value-type="float">
            <text:p>281.0</text:p>
          </table:table-cell>
          <table:table-cell office:value-type="float" office:value="9.9" calcext:value-type="float">
            <text:p>9.9</text:p>
          </table:table-cell>
          <table:table-cell office:value-type="float" office:value="25" calcext:value-type="float">
            <text:p>25</text:p>
          </table:table-cell>
          <table:table-cell office:value-type="float" office:value="19059" calcext:value-type="float">
            <text:p>19059</text:p>
          </table:table-cell>
          <table:table-cell/>
        </table:table-row>
        <table:table-row table:style-name="ro2">
          <table:table-cell table:style-name="ce16" office:value-type="date" office:date-value="2023-01-17" calcext:value-type="date">
            <text:p>2023-01-1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78" calcext:value-type="float">
            <text:p>278.0</text:p>
          </table:table-cell>
          <table:table-cell office:value-type="float" office:value="9.4" calcext:value-type="float">
            <text:p>9.4</text:p>
          </table:table-cell>
          <table:table-cell office:value-type="float" office:value="23" calcext:value-type="float">
            <text:p>23</text:p>
          </table:table-cell>
          <table:table-cell office:value-type="float" office:value="19055" calcext:value-type="float">
            <text:p>19055</text:p>
          </table:table-cell>
          <table:table-cell office:value-type="string" calcext:value-type="string">
            <text:p>Adding pure tests (not dwarfdump)</text:p>
          </table:table-cell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570" calcext:value-type="float">
            <text:p>570.0</text:p>
          </table:table-cell>
          <table:table-cell office:value-type="float" office:value="42" calcext:value-type="float">
            <text:p>42.0</text:p>
          </table:table-cell>
          <table:table-cell office:value-type="float" office:value="48" calcext:value-type="float">
            <text:p>48</text:p>
          </table:table-cell>
          <table:table-cell office:value-type="float" office:value="18993" calcext:value-type="float">
            <text:p>18993</text:p>
          </table:table-cell>
          <table:table-cell office:value-type="string" calcext:value-type="string">
            <text:p>2 improved tests,more data recorded</text:p>
          </table:table-cell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417" calcext:value-type="float">
            <text:p>417.0</text:p>
          </table:table-cell>
          <table:table-cell office:value-type="float" office:value="21" calcext:value-type="float">
            <text:p>21.0</text:p>
          </table:table-cell>
          <table:table-cell office:value-type="float" office:value="35" calcext:value-type="float">
            <text:p>35</text:p>
          </table:table-cell>
          <table:table-cell office:value-type="float" office:value="18993" calcext:value-type="float">
            <text:p>18993</text:p>
          </table:table-cell>
          <table:table-cell office:value-type="string" calcext:value-type="string">
            <text:p>2 improved tests,more data recorded</text:p>
          </table:table-cell>
        </table:table-row>
        <table:table-row table:style-name="ro1">
          <table:table-cell table:style-name="ce2" office:value-type="date" office:date-value="2022-12-09" calcext:value-type="date">
            <text:p>12/09/22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45" calcext:value-type="float">
            <text:p>245.0</text:p>
          </table:table-cell>
          <table:table-cell office:value-type="float" office:value="8" calcext:value-type="float">
            <text:p>8.0</text:p>
          </table:table-cell>
          <table:table-cell office:value-type="float" office:value="31" calcext:value-type="float">
            <text:p>31</text:p>
          </table:table-cell>
          <table:table-cell office:value-type="float" office:value="18992" calcext:value-type="float">
            <text:p>18992</text:p>
          </table:table-cell>
          <table:table-cell office:value-type="string" calcext:value-type="string">
            <text:p>2 improved tests,more data recorded</text:p>
          </table:table-cell>
        </table:table-row>
        <table:table-row table:style-name="ro1">
          <table:table-cell table:style-name="ce2" office:value-type="date" office:date-value="2022-12-09" calcext:value-type="date">
            <text:p>12/09/22</text:p>
          </table:table-cell>
          <table:table-cell table:style-name="ce15" office:value-type="string" calcext:value-type="string">
            <text:p>q3 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68" calcext:value-type="float">
            <text:p>268.0</text:p>
          </table:table-cell>
          <table:table-cell office:value-type="float" office:value="9.7" calcext:value-type="float">
            <text:p>9.7</text:p>
          </table:table-cell>
          <table:table-cell office:value-type="float" office:value="23" calcext:value-type="float">
            <text:p>23</text:p>
          </table:table-cell>
          <table:table-cell office:value-type="float" office:value="18993" calcext:value-type="float">
            <text:p>18993</text:p>
          </table:table-cell>
          <table:table-cell office:value-type="string" calcext:value-type="string">
            <text:p>2 improved tests,more data recorded</text:p>
          </table:table-cell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50" calcext:value-type="float">
            <text:p>250.0</text:p>
          </table:table-cell>
          <table:table-cell office:value-type="float" office:value="8.6" calcext:value-type="float">
            <text:p>8.6</text:p>
          </table:table-cell>
          <table:table-cell office:value-type="float" office:value="46" calcext:value-type="float">
            <text:p>46</text:p>
          </table:table-cell>
          <table:table-cell office:value-type="float" office:value="18989" calcext:value-type="float">
            <text:p>18989</text:p>
          </table:table-cell>
          <table:table-cell/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409" calcext:value-type="float">
            <text:p>409.0</text:p>
          </table:table-cell>
          <table:table-cell office:value-type="float" office:value="14" calcext:value-type="float">
            <text:p>14.0</text:p>
          </table:table-cell>
          <table:table-cell office:value-type="float" office:value="34" calcext:value-type="float">
            <text:p>34</text:p>
          </table:table-cell>
          <table:table-cell office:value-type="float" office:value="18989" calcext:value-type="float">
            <text:p>18989</text:p>
          </table:table-cell>
          <table:table-cell/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559" calcext:value-type="float">
            <text:p>559.0</text:p>
          </table:table-cell>
          <table:table-cell office:value-type="float" office:value="24" calcext:value-type="float">
            <text:p>24.0</text:p>
          </table:table-cell>
          <table:table-cell office:value-type="float" office:value="45" calcext:value-type="float">
            <text:p>45</text:p>
          </table:table-cell>
          <table:table-cell office:value-type="float" office:value="18989" calcext:value-type="float">
            <text:p>18989</text:p>
          </table:table-cell>
          <table:table-cell/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68" calcext:value-type="float">
            <text:p>268.0</text:p>
          </table:table-cell>
          <table:table-cell office:value-type="float" office:value="9.4" calcext:value-type="float">
            <text:p>9.4</text:p>
          </table:table-cell>
          <table:table-cell office:value-type="float" office:value="23" calcext:value-type="float">
            <text:p>23</text:p>
          </table:table-cell>
          <table:table-cell office:value-type="float" office:value="18989" calcext:value-type="float">
            <text:p>18989</text:p>
          </table:table-cell>
          <table:table-cell office:value-type="string" calcext:value-type="string">
            <text:p>Added tests, fixed existing tests.</text:p>
          </table:table-cell>
        </table:table-row>
        <table:table-row table:style-name="ro1">
          <table:table-cell table:style-name="ce2" office:value-type="date" office:date-value="2022-11-30" calcext:value-type="date">
            <text:p>11/30/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62.4" calcext:value-type="float">
            <text:p>262.4</text:p>
          </table:table-cell>
          <table:table-cell office:value-type="float" office:value="8.9" calcext:value-type="float">
            <text:p>8.9</text:p>
          </table:table-cell>
          <table:table-cell office:value-type="float" office:value="22" calcext:value-type="float">
            <text:p>22</text:p>
          </table:table-cell>
          <table:table-cell office:value-type="float" office:value="18033" calcext:value-type="float">
            <text:p>18033</text:p>
          </table:table-cell>
          <table:table-cell office:value-type="string" calcext:value-type="string">
            <text:p>New tests --trace. Removed dd dead code</text:p>
          </table:table-cell>
        </table:table-row>
        <table:table-row table:style-name="ro1">
          <table:table-cell table:style-name="ce2" office:value-type="date" office:date-value="2022-11-29" calcext:value-type="date">
            <text:p>11/29/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60.4" calcext:value-type="float">
            <text:p>260.4</text:p>
          </table:table-cell>
          <table:table-cell office:value-type="float" office:value="9" calcext:value-type="float">
            <text:p>9.0</text:p>
          </table:table-cell>
          <table:table-cell office:value-type="float" office:value="22" calcext:value-type="float">
            <text:p>22</text:p>
          </table:table-cell>
          <table:table-cell office:value-type="float" office:value="18029" calcext:value-type="float">
            <text:p>18029</text:p>
          </table:table-cell>
          <table:table-cell office:value-type="string" calcext:value-type="string">
            <text:p>After delete unused args(dwarfdump)</text:p>
          </table:table-cell>
        </table:table-row>
        <table:table-row table:style-name="ro1">
          <table:table-cell table:style-name="ce16" office:value-type="date" office:date-value="2022-11-19" calcext:value-type="date">
            <text:p>2022-11-19</text:p>
          </table:table-cell>
          <table:table-cell table:style-name="ce15" office:value-type="string" calcext:value-type="string">
            <text:p>q3 </text:p>
          </table:table-cell>
          <table:table-cell office:value-type="string" calcext:value-type="string">
            <text:p>VG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459" calcext:value-type="float">
            <text:p>459</text:p>
          </table:table-cell>
          <table:table-cell office:value-type="float" office:value="18929" calcext:value-type="float">
            <text:p>18929</text:p>
          </table:table-cell>
          <table:table-cell office:value-type="string" calcext:value-type="string">
            <text:p>VG count 17981</text:p>
          </table:table-cell>
        </table:table-row>
        <table:table-row table:style-name="ro1">
          <table:table-cell table:style-name="ce16" office:value-type="date" office:date-value="2022-11-15" calcext:value-type="date">
            <text:p>2022-11-15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550" calcext:value-type="float">
            <text:p>550.0</text:p>
          </table:table-cell>
          <table:table-cell office:value-type="float" office:value="21" calcext:value-type="float">
            <text:p>21.0</text:p>
          </table:table-cell>
          <table:table-cell office:value-type="float" office:value="43" calcext:value-type="float">
            <text:p>43</text:p>
          </table:table-cell>
          <table:table-cell office:value-type="float" office:value="18029" calcext:value-type="float">
            <text:p>18029</text:p>
          </table:table-cell>
          <table:table-cell/>
        </table:table-row>
        <table:table-row table:style-name="ro1">
          <table:table-cell table:style-name="ce16" office:value-type="date" office:date-value="2022-11-15" calcext:value-type="date">
            <text:p>2022-11-15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420" calcext:value-type="float">
            <text:p>420.0</text:p>
          </table:table-cell>
          <table:table-cell office:value-type="float" office:value="12.3" calcext:value-type="float">
            <text:p>12.3</text:p>
          </table:table-cell>
          <table:table-cell office:value-type="float" office:value="33" calcext:value-type="float">
            <text:p>33</text:p>
          </table:table-cell>
          <table:table-cell office:value-type="float" office:value="18029" calcext:value-type="float">
            <text:p>18029</text:p>
          </table:table-cell>
          <table:table-cell/>
        </table:table-row>
        <table:table-row table:style-name="ro1">
          <table:table-cell table:style-name="ce16" office:value-type="date" office:date-value="2022-11-15" calcext:value-type="date">
            <text:p>2022-11-15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253" calcext:value-type="float">
            <text:p>253.0</text:p>
          </table:table-cell>
          <table:table-cell office:value-type="float" office:value="8.6" calcext:value-type="float">
            <text:p>8.6</text:p>
          </table:table-cell>
          <table:table-cell office:value-type="float" office:value="45" calcext:value-type="float">
            <text:p>45</text:p>
          </table:table-cell>
          <table:table-cell office:value-type="float" office:value="18028" calcext:value-type="float">
            <text:p>18028</text:p>
          </table:table-cell>
          <table:table-cell/>
        </table:table-row>
        <table:table-row table:style-name="ro1">
          <table:table-cell table:style-name="ce16" office:value-type="date" office:date-value="2022-11-14" calcext:value-type="date">
            <text:p>2022-11-14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69" calcext:value-type="float">
            <text:p>269.0</text:p>
          </table:table-cell>
          <table:table-cell office:value-type="float" office:value="8.9" calcext:value-type="float">
            <text:p>8.9</text:p>
          </table:table-cell>
          <table:table-cell office:value-type="float" office:value="22" calcext:value-type="float">
            <text:p>22</text:p>
          </table:table-cell>
          <table:table-cell office:value-type="float" office:value="18029" calcext:value-type="float">
            <text:p>18029</text:p>
          </table:table-cell>
          <table:table-cell office:value-type="string" calcext:value-type="string">
            <text:p>Revised lib abbrev internals.6%better.</text:p>
          </table:table-cell>
        </table:table-row>
        <table:table-row table:style-name="ro1">
          <table:table-cell table:style-name="ce16" office:value-type="date" office:date-value="2022-11-05" calcext:value-type="date">
            <text:p>2022-11-05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439" calcext:value-type="float">
            <text:p>439.0</text:p>
          </table:table-cell>
          <table:table-cell office:value-type="float" office:value="11" calcext:value-type="float">
            <text:p>11.0</text:p>
          </table:table-cell>
          <table:table-cell office:value-type="float" office:value="33" calcext:value-type="float">
            <text:p>33</text:p>
          </table:table-cell>
          <table:table-cell office:value-type="float" office:value="18029" calcext:value-type="float">
            <text:p>18029</text:p>
          </table:table-cell>
          <table:table-cell/>
        </table:table-row>
        <table:table-row table:style-name="ro1">
          <table:table-cell table:style-name="ce16" office:value-type="date" office:date-value="2022-11-05" calcext:value-type="date">
            <text:p>2022-11-05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589" calcext:value-type="float">
            <text:p>589.0</text:p>
          </table:table-cell>
          <table:table-cell office:value-type="float" office:value="20" calcext:value-type="float">
            <text:p>20.0</text:p>
          </table:table-cell>
          <table:table-cell office:value-type="float" office:value="44" calcext:value-type="float">
            <text:p>44</text:p>
          </table:table-cell>
          <table:table-cell office:value-type="float" office:value="18029" calcext:value-type="float">
            <text:p>18029</text:p>
          </table:table-cell>
          <table:table-cell/>
        </table:table-row>
        <table:table-row table:style-name="ro1">
          <table:table-cell table:style-name="ce16" office:value-type="date" office:date-value="2022-11-05" calcext:value-type="date">
            <text:p>2022-11-05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137" calcext:value-type="float">
            <text:p>1137.0</text:p>
          </table:table-cell>
          <table:table-cell office:value-type="float" office:value="132" calcext:value-type="float">
            <text:p>132.0</text:p>
          </table:table-cell>
          <table:table-cell office:value-type="float" office:value="41" calcext:value-type="float">
            <text:p>41</text:p>
          </table:table-cell>
          <table:table-cell office:value-type="float" office:value="18022" calcext:value-type="float">
            <text:p>18022</text:p>
          </table:table-cell>
          <table:table-cell/>
        </table:table-row>
        <table:table-row table:style-name="ro1">
          <table:table-cell table:style-name="ce16" office:value-type="date" office:date-value="2022-11-05" calcext:value-type="date">
            <text:p>2022-11-05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82.37" calcext:value-type="float">
            <text:p>282.4</text:p>
          </table:table-cell>
          <table:table-cell office:value-type="float" office:value="8.3" calcext:value-type="float">
            <text:p>8.3</text:p>
          </table:table-cell>
          <table:table-cell office:value-type="float" office:value="22" calcext:value-type="float">
            <text:p>22</text:p>
          </table:table-cell>
          <table:table-cell office:value-type="float" office:value="18029" calcext:value-type="float">
            <text:p>18029</text:p>
          </table:table-cell>
          <table:table-cell office:value-type="string" calcext:value-type="string">
            <text:p>new <text:s/>tests <text:s/>print .debug_addr.</text:p>
          </table:table-cell>
        </table:table-row>
        <table:table-row table:style-name="ro1">
          <table:table-cell table:style-name="ce16" office:value-type="date" office:date-value="2022-10-31" calcext:value-type="date">
            <text:p>2022-10-31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592" calcext:value-type="float">
            <text:p>592.0</text:p>
          </table:table-cell>
          <table:table-cell office:value-type="float" office:value="34.2" calcext:value-type="float">
            <text:p>34.2</text:p>
          </table:table-cell>
          <table:table-cell office:value-type="float" office:value="47" calcext:value-type="float">
            <text:p>47</text:p>
          </table:table-cell>
          <table:table-cell office:value-type="float" office:value="18025" calcext:value-type="float">
            <text:p>18025</text:p>
          </table:table-cell>
          <table:table-cell/>
        </table:table-row>
        <table:table-row table:style-name="ro1">
          <table:table-cell table:style-name="ce16" office:value-type="date" office:date-value="2022-10-31" calcext:value-type="date">
            <text:p>2022-10-31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440" calcext:value-type="float">
            <text:p>440.0</text:p>
          </table:table-cell>
          <table:table-cell office:value-type="float" office:value="12" calcext:value-type="float">
            <text:p>12.0</text:p>
          </table:table-cell>
          <table:table-cell office:value-type="float" office:value="36" calcext:value-type="float">
            <text:p>36</text:p>
          </table:table-cell>
          <table:table-cell office:value-type="float" office:value="18025" calcext:value-type="float">
            <text:p>18025</text:p>
          </table:table-cell>
          <table:table-cell/>
        </table:table-row>
        <table:table-row table:style-name="ro1">
          <table:table-cell table:style-name="ce16" office:value-type="date" office:date-value="2022-10-31" calcext:value-type="date">
            <text:p>2022-10-3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80" calcext:value-type="float">
            <text:p>280.0</text:p>
          </table:table-cell>
          <table:table-cell office:value-type="float" office:value="8.1" calcext:value-type="float">
            <text:p>8.1</text:p>
          </table:table-cell>
          <table:table-cell office:value-type="float" office:value="22" calcext:value-type="float">
            <text:p>22</text:p>
          </table:table-cell>
          <table:table-cell office:value-type="float" office:value="18025" calcext:value-type="float">
            <text:p>18025</text:p>
          </table:table-cell>
          <table:table-cell office:value-type="string" calcext:value-type="string">
            <text:p>Speedup hashsearch, leb read,sanitize</text:p>
          </table:table-cell>
        </table:table-row>
        <table:table-row table:style-name="ro1">
          <table:table-cell table:style-name="ce16" office:value-type="date" office:date-value="2022-10-28" calcext:value-type="date">
            <text:p>2022-10-28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263" calcext:value-type="float">
            <text:p>263.0</text:p>
          </table:table-cell>
          <table:table-cell office:value-type="float" office:value="6.8" calcext:value-type="float">
            <text:p>6.8</text:p>
          </table:table-cell>
          <table:table-cell office:value-type="float" office:value="22" calcext:value-type="float">
            <text:p>22</text:p>
          </table:table-cell>
          <table:table-cell office:value-type="float" office:value="18024" calcext:value-type="float">
            <text:p>18024</text:p>
          </table:table-cell>
          <table:table-cell/>
        </table:table-row>
        <table:table-row table:style-name="ro1">
          <table:table-cell table:style-name="ce16" office:value-type="date" office:date-value="2022-10-28" calcext:value-type="date">
            <text:p>2022-10-28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88" calcext:value-type="float">
            <text:p>288.0</text:p>
          </table:table-cell>
          <table:table-cell office:value-type="float" office:value="8.25" calcext:value-type="float">
            <text:p>8.3</text:p>
          </table:table-cell>
          <table:table-cell office:value-type="float" office:value="23" calcext:value-type="float">
            <text:p>23</text:p>
          </table:table-cell>
          <table:table-cell office:value-type="float" office:value="18025" calcext:value-type="float">
            <text:p>18025</text:p>
          </table:table-cell>
          <table:table-cell office:value-type="string" calcext:value-type="string">
            <text:p>version 0.5.0</text:p>
          </table:table-cell>
        </table:table-row>
        <table:table-row table:style-name="ro1">
          <table:table-cell table:style-name="ce15" office:value-type="string" calcext:value-type="string">
            <text:p>2022- many changes</text:p>
          </table:table-cell>
          <table:table-cell table:style-name="ce15"/>
          <table:table-cell table:number-columns-repeated="7"/>
          <table:table-cell office:value-type="string" calcext:value-type="string">
            <text:p>Obsolete tests removed.</text:p>
          </table:table-cell>
        </table:table-row>
        <table:table-row table:style-name="ro1">
          <table:table-cell table:style-name="ce16" office:value-type="date" office:date-value="2020-11-26" calcext:value-type="date">
            <text:p>2020-11-26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8.6" calcext:value-type="float">
            <text:p>378.6</text:p>
          </table:table-cell>
          <table:table-cell office:value-type="float" office:value="7.9" calcext:value-type="float">
            <text:p>7.9</text:p>
          </table:table-cell>
          <table:table-cell office:value-type="float" office:value="36" calcext:value-type="float">
            <text:p>36</text:p>
          </table:table-cell>
          <table:table-cell office:value-type="float" office:value="29395" calcext:value-type="float">
            <text:p>29395</text:p>
          </table:table-cell>
          <table:table-cell/>
        </table:table-row>
        <table:table-row table:style-name="ro1">
          <table:table-cell table:style-name="ce16" office:value-type="date" office:date-value="2020-11-26" calcext:value-type="date">
            <text:p>2020-11-26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8.4" calcext:value-type="float">
            <text:p>398.4</text:p>
          </table:table-cell>
          <table:table-cell office:value-type="float" office:value="5.6" calcext:value-type="float">
            <text:p>5.6</text:p>
          </table:table-cell>
          <table:table-cell office:value-type="float" office:value="31" calcext:value-type="float">
            <text:p>31</text:p>
          </table:table-cell>
          <table:table-cell office:value-type="float" office:value="29395" calcext:value-type="float">
            <text:p>29395</text:p>
          </table:table-cell>
          <table:table-cell/>
        </table:table-row>
        <table:table-row table:style-name="ro1">
          <table:table-cell table:style-name="ce16" office:value-type="date" office:date-value="2020-11-25" calcext:value-type="date">
            <text:p>2020-11-25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9" calcext:value-type="float">
            <text:p>379.0</text:p>
          </table:table-cell>
          <table:table-cell office:value-type="float" office:value="7.6" calcext:value-type="float">
            <text:p>7.6</text:p>
          </table:table-cell>
          <table:table-cell office:value-type="float" office:value="34" calcext:value-type="float">
            <text:p>34</text:p>
          </table:table-cell>
          <table:table-cell office:value-type="float" office:value="29395" calcext:value-type="float">
            <text:p>29395</text:p>
          </table:table-cell>
          <table:table-cell office:value-type="string" calcext:value-type="string">
            <text:p>New tests. Dwarfdump <text:s/>does more too.</text:p>
          </table:table-cell>
        </table:table-row>
        <table:table-row table:style-name="ro1">
          <table:table-cell table:style-name="ce16" office:value-type="date" office:date-value="2020-09-27" calcext:value-type="date">
            <text:p>2020-09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0.5" calcext:value-type="float">
            <text:p>360.5</text:p>
          </table:table-cell>
          <table:table-cell office:value-type="float" office:value="7.6" calcext:value-type="float">
            <text:p>7.6</text:p>
          </table:table-cell>
          <table:table-cell office:value-type="float" office:value="34" calcext:value-type="float">
            <text:p>34</text:p>
          </table:table-cell>
          <table:table-cell office:value-type="float" office:value="23978" calcext:value-type="float">
            <text:p>23978</text:p>
          </table:table-cell>
          <table:table-cell/>
        </table:table-row>
        <table:table-row table:style-name="ro1">
          <table:table-cell table:style-name="ce16" office:value-type="date" office:date-value="2020-09-27" calcext:value-type="date">
            <text:p>2020-09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0.2" calcext:value-type="float">
            <text:p>320.2</text:p>
          </table:table-cell>
          <table:table-cell office:value-type="float" office:value="6.82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6" office:value-type="date" office:date-value="2020-09-27" calcext:value-type="date">
            <text:p>2020-09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57" calcext:value-type="float">
            <text:p>1757.0</text:p>
          </table:table-cell>
          <table:table-cell office:value-type="float" office:value="174" calcext:value-type="float">
            <text:p>174.0</text:p>
          </table:table-cell>
          <table:table-cell office:value-type="float" office:value="64" calcext:value-type="float">
            <text:p>64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6" office:value-type="date" office:date-value="2020-09-27" calcext:value-type="date">
            <text:p>2020-09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94" calcext:value-type="float">
            <text:p>1594.0</text:p>
          </table:table-cell>
          <table:table-cell office:value-type="float" office:value="167.5" calcext:value-type="float">
            <text:p>167.5</text:p>
          </table:table-cell>
          <table:table-cell office:value-type="float" office:value="61" calcext:value-type="float">
            <text:p>6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6"/>
          <table:table-cell table:style-name="ce15"/>
          <table:table-cell table:number-columns-repeated="8"/>
        </table:table-row>
        <table:table-row table:style-name="ro1">
          <table:table-cell table:style-name="ce16" office:value-type="date" office:date-value="2020-09-23" calcext:value-type="date">
            <text:p>2020-09-23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8.8" calcext:value-type="float">
            <text:p>488.8</text:p>
          </table:table-cell>
          <table:table-cell office:value-type="float" office:value="9.8" calcext:value-type="float">
            <text:p>9.8</text:p>
          </table:table-cell>
          <table:table-cell office:value-type="float" office:value="61" calcext:value-type="float">
            <text:p>6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5" office:value-type="string" calcext:value-type="string">
            <text:p>2020–09-22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2" calcext:value-type="float">
            <text:p>562.0</text:p>
          </table:table-cell>
          <table:table-cell office:value-type="float" office:value="17.8" calcext:value-type="float">
            <text:p>17.8</text:p>
          </table:table-cell>
          <table:table-cell office:value-type="float" office:value="71" calcext:value-type="float">
            <text:p>7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5" office:value-type="string" calcext:value-type="string">
            <text:p>2020–09-22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5" calcext:value-type="float">
            <text:p>755.0</text:p>
          </table:table-cell>
          <table:table-cell office:value-type="float" office:value="32.2" calcext:value-type="float">
            <text:p>32.2</text:p>
          </table:table-cell>
          <table:table-cell office:value-type="float" office:value="92" calcext:value-type="float">
            <text:p>92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5" office:value-type="string" calcext:value-type="string">
            <text:p>2020–09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97" calcext:value-type="float">
            <text:p>1597.0</text:p>
          </table:table-cell>
          <table:table-cell office:value-type="float" office:value="162.5" calcext:value-type="float">
            <text:p>162.5</text:p>
          </table:table-cell>
          <table:table-cell office:value-type="float" office:value="61" calcext:value-type="float">
            <text:p>61</text:p>
          </table:table-cell>
          <table:table-cell office:value-type="float" office:value="29377" calcext:value-type="float">
            <text:p>29377</text:p>
          </table:table-cell>
          <table:table-cell office:value-type="string" calcext:value-type="string">
            <text:p>Counts a tiny bit off.Fixing.</text:p>
          </table:table-cell>
        </table:table-row>
        <table:table-row table:style-name="ro1">
          <table:table-cell table:style-name="ce15" office:value-type="string" calcext:value-type="string">
            <text:p>2020–09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9.7" calcext:value-type="float">
            <text:p>359.7</text:p>
          </table:table-cell>
          <table:table-cell office:value-type="float" office:value="7.14" calcext:value-type="float">
            <text:p>7.1</text:p>
          </table:table-cell>
          <table:table-cell office:value-type="float" office:value="33" calcext:value-type="float">
            <text:p>33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3">
          <table:table-cell table:style-name="ce16" office:value-type="date" office:date-value="2020-09-18" calcext:value-type="date">
            <text:p>2020-09-18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1" calcext:value-type="float">
            <text:p>361.0</text:p>
          </table:table-cell>
          <table:table-cell office:value-type="float" office:value="7.1" calcext:value-type="float">
            <text:p>7.1</text:p>
          </table:table-cell>
          <table:table-cell office:value-type="float" office:value="33" calcext:value-type="float">
            <text:p>33</text:p>
          </table:table-cell>
          <table:table-cell office:value-type="float" office:value="28181" calcext:value-type="float">
            <text:p>28181</text:p>
          </table:table-cell>
          <table:table-cell/>
        </table:table-row>
        <table:table-row table:style-name="ro1">
          <table:table-cell table:style-name="ce16" office:value-type="date" office:date-value="2020-09-18" calcext:value-type="date">
            <text:p>2020-09-18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.0</text:p>
          </table:table-cell>
          <table:table-cell office:value-type="float" office:value="2" calcext:value-type="float">
            <text:p>2.0</text:p>
          </table:table-cell>
          <table:table-cell office:value-type="float" office:value="64" calcext:value-type="float">
            <text:p>64</text:p>
          </table:table-cell>
          <table:table-cell office:value-type="float" office:value="28181" calcext:value-type="float">
            <text:p>28181</text:p>
          </table:table-cell>
          <table:table-cell office:value-type="string" calcext:value-type="string">
            <text:p>usr/sys time numbers absurd</text:p>
          </table:table-cell>
        </table:table-row>
        <table:table-row table:style-name="ro1">
          <table:table-cell table:style-name="ce16" office:value-type="date" office:date-value="2020-09-18" calcext:value-type="date">
            <text:p>2020-09-18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4.4" calcext:value-type="float">
            <text:p>84.4</text:p>
          </table:table-cell>
          <table:table-cell office:value-type="float" office:value="3.24" calcext:value-type="float">
            <text:p>3.2</text:p>
          </table:table-cell>
          <table:table-cell office:value-type="float" office:value="88" calcext:value-type="float">
            <text:p>88</text:p>
          </table:table-cell>
          <table:table-cell office:value-type="float" office:value="28181" calcext:value-type="float">
            <text:p>28181</text:p>
          </table:table-cell>
          <table:table-cell office:value-type="string" calcext:value-type="string">
            <text:p>usr/sys time numbers absurd</text:p>
          </table:table-cell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9-12" calcext:value-type="date">
            <text:p>2020-09-12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6.7" calcext:value-type="float">
            <text:p>476.7</text:p>
          </table:table-cell>
          <table:table-cell office:value-type="float" office:value="9.74" calcext:value-type="float">
            <text:p>9.7</text:p>
          </table:table-cell>
          <table:table-cell office:value-type="float" office:value="56" calcext:value-type="float">
            <text:p>56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16" office:value-type="date" office:date-value="2020-09-11" calcext:value-type="date">
            <text:p>2020-09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7.3" calcext:value-type="float">
            <text:p>357.3</text:p>
          </table:table-cell>
          <table:table-cell office:value-type="float" office:value="7.47" calcext:value-type="float">
            <text:p>7.5</text:p>
          </table:table-cell>
          <table:table-cell office:value-type="float" office:value="32" calcext:value-type="float">
            <text:p>32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16" office:value-type="date" office:date-value="2020-09-11" calcext:value-type="date">
            <text:p>2020-09-11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8.4" calcext:value-type="float">
            <text:p>688.4</text:p>
          </table:table-cell>
          <table:table-cell office:value-type="float" office:value="26.2" calcext:value-type="float">
            <text:p>26.2</text:p>
          </table:table-cell>
          <table:table-cell office:value-type="float" office:value="74" calcext:value-type="float">
            <text:p>74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16" office:value-type="date" office:date-value="2020-09-10" calcext:value-type="date">
            <text:p>2020-09-10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4" calcext:value-type="float">
            <text:p>514.0</text:p>
          </table:table-cell>
          <table:table-cell office:value-type="float" office:value="16.8" calcext:value-type="float">
            <text:p>16.8</text:p>
          </table:table-cell>
          <table:table-cell office:value-type="float" office:value="60" calcext:value-type="float">
            <text:p>60</text:p>
          </table:table-cell>
          <table:table-cell office:value-type="float" office:value="26507" calcext:value-type="float">
            <text:p>26507</text:p>
          </table:table-cell>
          <table:table-cell/>
        </table:table-row>
        <table:table-row table:style-name="ro1">
          <table:table-cell table:style-name="ce16" office:value-type="date" office:date-value="2020-09-10" calcext:value-type="date">
            <text:p>2020-09-10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41" calcext:value-type="float">
            <text:p>1541.0</text:p>
          </table:table-cell>
          <table:table-cell office:value-type="float" office:value="167.5" calcext:value-type="float">
            <text:p>167.5</text:p>
          </table:table-cell>
          <table:table-cell office:value-type="float" office:value="59" calcext:value-type="float">
            <text:p>59</text:p>
          </table:table-cell>
          <table:table-cell office:value-type="float" office:value="26507" calcext:value-type="float">
            <text:p>26507</text:p>
          </table:table-cell>
          <table:table-cell/>
        </table:table-row>
        <table:table-row table:style-name="ro1">
          <table:table-cell table:style-name="ce16" office:value-type="date" office:date-value="2020-09-08" calcext:value-type="date">
            <text:p>2020-09-08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gone</text:p>
          </table:table-cell>
          <table:table-cell table:number-columns-repeated="6"/>
          <table:table-cell office:value-type="string" calcext:value-type="string">
            <text:p>System died. Saved PSU,nvidia,disk</text:p>
          </table:table-cell>
        </table:table-row>
        <table:table-row table:style-name="ro1">
          <table:table-cell table:style-name="ce16" office:value-type="date" office:date-value="2020-08-28" calcext:value-type="date">
            <text:p>2020-08-28</text:p>
          </table:table-cell>
          <table:table-cell table:style-name="ce15"/>
          <table:table-cell table:number-columns-repeated="7"/>
          <table:table-cell office:value-type="string" calcext:value-type="string">
            <text:p>Revised fail/pass counts, now accurate</text:p>
          </table:table-cell>
        </table:table-row>
        <table:table-row table:style-name="ro1">
          <table:table-cell table:style-name="ce16" office:value-type="date" office:date-value="2020-08-28" calcext:value-type="date">
            <text:p>2020-08-28</text:p>
          </table:table-cell>
          <table:table-cell table:style-name="ce15"/>
          <table:table-cell table:number-columns-repeated="7"/>
          <table:table-cell office:value-type="string" calcext:value-type="string">
            <text:p>Revised SUPPRESSBIGDIFFS</text:p>
          </table:table-cell>
        </table:table-row>
        <table:table-row table:style-name="ro1">
          <table:table-cell table:style-name="ce16"/>
          <table:table-cell table:style-name="ce15"/>
          <table:table-cell table:number-columns-repeated="8"/>
        </table:table-row>
        <table:table-row table:style-name="ro1">
          <table:table-cell table:style-name="ce16" office:value-type="date" office:date-value="2020-07-11" calcext:value-type="date">
            <text:p>2020-07-11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0.7" calcext:value-type="float">
            <text:p>500.7</text:p>
          </table:table-cell>
          <table:table-cell office:value-type="float" office:value="13.2" calcext:value-type="float">
            <text:p>13.2</text:p>
          </table:table-cell>
          <table:table-cell office:value-type="float" office:value="62" calcext:value-type="float">
            <text:p>62</text:p>
          </table:table-cell>
          <table:table-cell office:value-type="float" office:value="51039" calcext:value-type="float">
            <text:p>51039</text:p>
          </table:table-cell>
          <table:table-cell/>
        </table:table-row>
        <table:table-row table:style-name="ro1">
          <table:table-cell table:style-name="ce16" office:value-type="date" office:date-value="2020-07-11" calcext:value-type="date">
            <text:p>2020-07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0" calcext:value-type="float">
            <text:p>370.0</text:p>
          </table:table-cell>
          <table:table-cell office:value-type="float" office:value="9.4" calcext:value-type="float">
            <text:p>9.4</text:p>
          </table:table-cell>
          <table:table-cell office:value-type="float" office:value="32" calcext:value-type="float">
            <text:p>32</text:p>
          </table:table-cell>
          <table:table-cell office:value-type="float" office:value="51043" calcext:value-type="float">
            <text:p>51043</text:p>
          </table:table-cell>
          <table:table-cell/>
        </table:table-row>
        <table:table-row table:style-name="ro1">
          <table:table-cell table:style-name="ce16" office:value-type="date" office:date-value="2020-07-11" calcext:value-type="date">
            <text:p>2020-07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F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47" calcext:value-type="float">
            <text:p>1547.0</text:p>
          </table:table-cell>
          <table:table-cell office:value-type="float" office:value="78.5" calcext:value-type="float">
            <text:p>78.5</text:p>
          </table:table-cell>
          <table:table-cell office:value-type="float" office:value="59" calcext:value-type="float">
            <text:p>59</text:p>
          </table:table-cell>
          <table:table-cell office:value-type="float" office:value="51030" calcext:value-type="float">
            <text:p>51030</text:p>
          </table:table-cell>
          <table:table-cell/>
        </table:table-row>
        <table:table-row table:style-name="ro1">
          <table:table-cell table:style-name="ce16" office:value-type="date" office:date-value="2020-07-02" calcext:value-type="date">
            <text:p>2020-07-0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66.4" calcext:value-type="float">
            <text:p>366.4</text:p>
          </table:table-cell>
          <table:table-cell office:value-type="float" office:value="9.14" calcext:value-type="float">
            <text:p>9.1</text:p>
          </table:table-cell>
          <table:table-cell office:value-type="float" office:value="32" calcext:value-type="float">
            <text:p>32</text:p>
          </table:table-cell>
          <table:table-cell office:value-type="float" office:value="53004" calcext:value-type="float">
            <text:p>53004</text:p>
          </table:table-cell>
          <table:table-cell office:value-type="string" calcext:value-type="string">
            <text:p>Improved err msgs. Added tests</text:p>
          </table:table-cell>
        </table:table-row>
        <table:table-row table:style-name="ro1">
          <table:table-cell table:style-name="ce16" office:value-type="string" calcext:value-type="string">
            <text:p>cd 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1" calcext:value-type="float">
            <text:p>371.0</text:p>
          </table:table-cell>
          <table:table-cell office:value-type="float" office:value="9.5" calcext:value-type="float">
            <text:p>9.5</text:p>
          </table:table-cell>
          <table:table-cell office:value-type="float" office:value="30" calcext:value-type="float">
            <text:p>30</text:p>
          </table:table-cell>
          <table:table-cell office:value-type="float" office:value="50925" calcext:value-type="float">
            <text:p>50925</text:p>
          </table:table-cell>
          <table:table-cell office:value-type="string" calcext:value-type="string">
            <text:p>Reducing malloc calls(in esb)</text:p>
          </table:table-cell>
        </table:table-row>
        <table:table-row table:style-name="ro1">
          <table:table-cell table:style-name="ce16" office:value-type="date" office:date-value="2020-06-30" calcext:value-type="date">
            <text:p>2020-06-30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9" calcext:value-type="float">
            <text:p>509.0</text:p>
          </table:table-cell>
          <table:table-cell office:value-type="float" office:value="12.8" calcext:value-type="float">
            <text:p>12.8</text:p>
          </table:table-cell>
          <table:table-cell office:value-type="float" office:value="66" calcext:value-type="float">
            <text:p>66</text:p>
          </table:table-cell>
          <table:table-cell office:value-type="float" office:value="50921" calcext:value-type="float">
            <text:p>50921</text:p>
          </table:table-cell>
          <table:table-cell/>
        </table:table-row>
        <table:table-row table:style-name="ro1">
          <table:table-cell table:style-name="ce16" office:value-type="date" office:date-value="2020-06-30" calcext:value-type="date">
            <text:p>2020-06-30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58" calcext:value-type="float">
            <text:p>1758.0</text:p>
          </table:table-cell>
          <table:table-cell office:value-type="float" office:value="316" calcext:value-type="float">
            <text:p>316.0</text:p>
          </table:table-cell>
          <table:table-cell office:value-type="float" office:value="64" calcext:value-type="float">
            <text:p>64</text:p>
          </table:table-cell>
          <table:table-cell office:value-type="float" office:value="50912" calcext:value-type="float">
            <text:p>50912</text:p>
          </table:table-cell>
          <table:table-cell/>
        </table:table-row>
        <table:table-row table:style-name="ro1">
          <table:table-cell table:style-name="ce16" office:value-type="date" office:date-value="2020-06-29" calcext:value-type="date">
            <text:p>2020-06-29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12" calcext:value-type="float">
            <text:p>812.0</text:p>
          </table:table-cell>
          <table:table-cell office:value-type="float" office:value="40.9" calcext:value-type="float">
            <text:p>40.9</text:p>
          </table:table-cell>
          <table:table-cell office:value-type="float" office:value="64" calcext:value-type="float">
            <text:p>64</text:p>
          </table:table-cell>
          <table:table-cell office:value-type="float" office:value="50922" calcext:value-type="float">
            <text:p>50922</text:p>
          </table:table-cell>
          <table:table-cell/>
        </table:table-row>
        <table:table-row table:style-name="ro1">
          <table:table-cell table:style-name="ce16" office:value-type="date" office:date-value="2020-06-29" calcext:value-type="date">
            <text:p>2020-06-29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3" calcext:value-type="float">
            <text:p>343.0</text:p>
          </table:table-cell>
          <table:table-cell office:value-type="float" office:value="26.6" calcext:value-type="float">
            <text:p>26.6</text:p>
          </table:table-cell>
          <table:table-cell office:value-type="float" office:value="40" calcext:value-type="float">
            <text:p>40</text:p>
          </table:table-cell>
          <table:table-cell office:value-type="float" office:value="48960" calcext:value-type="float">
            <text:p>48960</text:p>
          </table:table-cell>
          <table:table-cell/>
        </table:table-row>
        <table:table-row table:style-name="ro1">
          <table:table-cell table:style-name="ce16" office:value-type="date" office:date-value="2020-06-29" calcext:value-type="date">
            <text:p>2020-06-29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4" calcext:value-type="float">
            <text:p>464.0</text:p>
          </table:table-cell>
          <table:table-cell office:value-type="float" office:value="29.2" calcext:value-type="float">
            <text:p>29.2</text:p>
          </table:table-cell>
          <table:table-cell office:value-type="float" office:value="47" calcext:value-type="float">
            <text:p>47</text:p>
          </table:table-cell>
          <table:table-cell office:value-type="float" office:value="48960" calcext:value-type="float">
            <text:p>48960</text:p>
          </table:table-cell>
          <table:table-cell/>
        </table:table-row>
        <table:table-row table:style-name="ro1">
          <table:table-cell table:style-name="ce16" office:value-type="date" office:date-value="2020-06-29" calcext:value-type="date">
            <text:p>2020-06-29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6" calcext:value-type="float">
            <text:p>376.0</text:p>
          </table:table-cell>
          <table:table-cell office:value-type="float" office:value="8.98" calcext:value-type="float">
            <text:p>9.0</text:p>
          </table:table-cell>
          <table:table-cell office:value-type="float" office:value="31" calcext:value-type="float">
            <text:p>31</text:p>
          </table:table-cell>
          <table:table-cell office:value-type="float" office:value="50925" calcext:value-type="float">
            <text:p>50925</text:p>
          </table:table-cell>
          <table:table-cell office:value-type="string" calcext:value-type="string">
            <text:p>loclists+better Elf cks</text:p>
          </table:table-cell>
        </table:table-row>
        <table:table-row table:style-name="ro1">
          <table:table-cell table:style-name="ce16" office:value-type="date" office:date-value="2020-06-27" calcext:value-type="date">
            <text:p>2020-06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3.2" calcext:value-type="float">
            <text:p>333.2</text:p>
          </table:table-cell>
          <table:table-cell office:value-type="float" office:value="8.78" calcext:value-type="float">
            <text:p>8.8</text:p>
          </table:table-cell>
          <table:table-cell office:value-type="float" office:value="32" calcext:value-type="float">
            <text:p>32</text:p>
          </table:table-cell>
          <table:table-cell office:value-type="float" office:value="50927" calcext:value-type="float">
            <text:p>50927</text:p>
          </table:table-cell>
          <table:table-cell/>
        </table:table-row>
        <table:table-row table:style-name="ro1">
          <table:table-cell table:style-name="ce16" office:value-type="date" office:date-value="2020-06-27" calcext:value-type="date">
            <text:p>2020-06-27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5" calcext:value-type="float">
            <text:p>805.0</text:p>
          </table:table-cell>
          <table:table-cell office:value-type="float" office:value="43.5" calcext:value-type="float">
            <text:p>43.5</text:p>
          </table:table-cell>
          <table:table-cell office:value-type="float" office:value="60" calcext:value-type="float">
            <text:p>60</text:p>
          </table:table-cell>
          <table:table-cell office:value-type="float" office:value="50930" calcext:value-type="float">
            <text:p>50930</text:p>
          </table:table-cell>
          <table:table-cell/>
        </table:table-row>
        <table:table-row table:style-name="ro1">
          <table:table-cell table:style-name="ce16" office:value-type="date" office:date-value="2020-06-27" calcext:value-type="date">
            <text:p>2020-06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0.1" calcext:value-type="float">
            <text:p>370.1</text:p>
          </table:table-cell>
          <table:table-cell office:value-type="float" office:value="9.38" calcext:value-type="float">
            <text:p>9.4</text:p>
          </table:table-cell>
          <table:table-cell office:value-type="float" office:value="32" calcext:value-type="float">
            <text:p>32</text:p>
          </table:table-cell>
          <table:table-cell office:value-type="float" office:value="50933" calcext:value-type="float">
            <text:p>50933</text:p>
          </table:table-cell>
          <table:table-cell/>
        </table:table-row>
        <table:table-row table:style-name="ro1">
          <table:table-cell table:style-name="ce16" office:value-type="date" office:date-value="2020-06-26" calcext:value-type="date">
            <text:p>2020-06-26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6" calcext:value-type="float">
            <text:p>376.0</text:p>
          </table:table-cell>
          <table:table-cell office:value-type="float" office:value="8.9" calcext:value-type="float">
            <text:p>8.9</text:p>
          </table:table-cell>
          <table:table-cell office:value-type="float" office:value="32" calcext:value-type="float">
            <text:p>32</text:p>
          </table:table-cell>
          <table:table-cell office:value-type="float" office:value="50929" calcext:value-type="float">
            <text:p>50929</text:p>
          </table:table-cell>
          <table:table-cell/>
        </table:table-row>
        <table:table-row table:style-name="ro1">
          <table:table-cell table:style-name="ce16" office:value-type="date" office:date-value="2020-06-15" calcext:value-type="date">
            <text:p>2020-06-15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8.8" calcext:value-type="float">
            <text:p>308.8</text:p>
          </table:table-cell>
          <table:table-cell office:value-type="float" office:value="6.92" calcext:value-type="float">
            <text:p>6.9</text:p>
          </table:table-cell>
          <table:table-cell office:value-type="float" office:value="30" calcext:value-type="float">
            <text:p>30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16" office:value-type="date" office:date-value="2020-06-15" calcext:value-type="date">
            <text:p>2020-06-15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0.4" calcext:value-type="float">
            <text:p>550.4</text:p>
          </table:table-cell>
          <table:table-cell office:value-type="float" office:value="35.5" calcext:value-type="float">
            <text:p>35.5</text:p>
          </table:table-cell>
          <table:table-cell office:value-type="float" office:value="51" calcext:value-type="float">
            <text:p>51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16" office:value-type="date" office:date-value="2020-06-15" calcext:value-type="date">
            <text:p>2020-06-15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3.2" calcext:value-type="float">
            <text:p>713.2</text:p>
          </table:table-cell>
          <table:table-cell office:value-type="float" office:value="37.2" calcext:value-type="float">
            <text:p>37.2</text:p>
          </table:table-cell>
          <table:table-cell office:value-type="float" office:value="58" calcext:value-type="float">
            <text:p>58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16" office:value-type="date" office:date-value="2020-06-13" calcext:value-type="date">
            <text:p>2020-06-13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6.9" calcext:value-type="float">
            <text:p>456.9</text:p>
          </table:table-cell>
          <table:table-cell office:value-type="float" office:value="8.44" calcext:value-type="float">
            <text:p>8.4</text:p>
          </table:table-cell>
          <table:table-cell office:value-type="float" office:value="38" calcext:value-type="float">
            <text:p>38</text:p>
          </table:table-cell>
          <table:table-cell office:value-type="float" office:value="50907" calcext:value-type="float">
            <text:p>50907</text:p>
          </table:table-cell>
          <table:table-cell/>
        </table:table-row>
        <table:table-row table:style-name="ro1">
          <table:table-cell table:style-name="ce16" office:value-type="date" office:date-value="2020-06-12" calcext:value-type="date">
            <text:p>2020-06-1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15" calcext:value-type="float">
            <text:p>1815.0</text:p>
          </table:table-cell>
          <table:table-cell office:value-type="float" office:value="335" calcext:value-type="float">
            <text:p>335.0</text:p>
          </table:table-cell>
          <table:table-cell office:value-type="float" office:value="64" calcext:value-type="float">
            <text:p>64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6-12" calcext:value-type="date">
            <text:p>2020-06-12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1" calcext:value-type="float">
            <text:p>731.0</text:p>
          </table:table-cell>
          <table:table-cell office:value-type="float" office:value="31.2" calcext:value-type="float">
            <text:p>31.2</text:p>
          </table:table-cell>
          <table:table-cell office:value-type="float" office:value="55" calcext:value-type="float">
            <text:p>55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16" office:value-type="date" office:date-value="2020-06-11" calcext:value-type="date">
            <text:p>2020-06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5.4" calcext:value-type="float">
            <text:p>345.4</text:p>
          </table:table-cell>
          <table:table-cell office:value-type="float" office:value="6.63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All new loclists</text:p>
          </table:table-cell>
        </table:table-row>
        <table:table-row table:style-name="ro1">
          <table:table-cell table:style-name="ce16" office:value-type="date" office:date-value="2020-06-08" calcext:value-type="date">
            <text:p>2020-06-08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343" calcext:value-type="float">
            <text:p>343.0</text:p>
          </table:table-cell>
          <table:table-cell office:value-type="float" office:value="6.6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451" calcext:value-type="float">
            <text:p>50451</text:p>
          </table:table-cell>
          <table:table-cell office:value-type="string" calcext:value-type="string">
            <text:p>Now .debug_loclists work</text:p>
          </table:table-cell>
        </table:table-row>
        <table:table-row table:style-name="ro1">
          <table:table-cell table:style-name="ce16" office:value-type="date" office:date-value="2020-05-23" calcext:value-type="date">
            <text:p>2020-05-23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9" calcext:value-type="float">
            <text:p>339.0</text:p>
          </table:table-cell>
          <table:table-cell office:value-type="float" office:value="6.94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Improved dwarfdump strings</text:p>
          </table:table-cell>
        </table:table-row>
        <table:table-row table:style-name="ro1">
          <table:table-cell table:style-name="ce16" office:value-type="date" office:date-value="2020-05-22" calcext:value-type="date">
            <text:p>2020-05-22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7" calcext:value-type="float">
            <text:p>757.0</text:p>
          </table:table-cell>
          <table:table-cell office:value-type="float" office:value="30.4" calcext:value-type="float">
            <text:p>30.4</text:p>
          </table:table-cell>
          <table:table-cell office:value-type="float" office:value="57" calcext:value-type="float">
            <text:p>57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16" office:value-type="date" office:date-value="2020-05-22" calcext:value-type="date">
            <text:p>2020-05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6" calcext:value-type="float">
            <text:p>346.0</text:p>
          </table:table-cell>
          <table:table-cell office:value-type="float" office:value="6.9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16" office:value-type="date" office:date-value="2020-05-22" calcext:value-type="date">
            <text:p>2020-05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852" calcext:value-type="float">
            <text:p>1852.0</text:p>
          </table:table-cell>
          <table:table-cell office:value-type="float" office:value="333" calcext:value-type="float">
            <text:p>333.0</text:p>
          </table:table-cell>
          <table:table-cell office:value-type="float" office:value="65" calcext:value-type="float">
            <text:p>65</text:p>
          </table:table-cell>
          <table:table-cell office:value-type="float" office:value="50626" calcext:value-type="float">
            <text:p>50626</text:p>
          </table:table-cell>
          <table:table-cell office:value-type="string" calcext:value-type="string">
            <text:p>All errors now fixed</text:p>
          </table:table-cell>
        </table:table-row>
        <table:table-row table:style-name="ro1">
          <table:table-cell table:style-name="ce16" office:value-type="date" office:date-value="2020-05-20" calcext:value-type="date">
            <text:p>2020-05-20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7.28" calcext:value-type="float">
            <text:p>347.3</text:p>
          </table:table-cell>
          <table:table-cell office:value-type="float" office:value="6.47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office:value-type="float" office:value="50910" calcext:value-type="float">
            <text:p>50910</text:p>
          </table:table-cell>
          <table:table-cell/>
        </table:table-row>
        <table:table-row table:style-name="ro1">
          <table:table-cell table:style-name="ce16" office:value-type="date" office:date-value="2020-05-19" calcext:value-type="date">
            <text:p>2020-05-19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1844" calcext:value-type="float">
            <text:p>1844.0</text:p>
          </table:table-cell>
          <table:table-cell office:value-type="float" office:value="325" calcext:value-type="float">
            <text:p>325.0</text:p>
          </table:table-cell>
          <table:table-cell office:value-type="float" office:value="64" calcext:value-type="float">
            <text:p>64</text:p>
          </table:table-cell>
          <table:table-cell office:value-type="float" office:value="50626" calcext:value-type="float">
            <text:p>50626</text:p>
          </table:table-cell>
          <table:table-cell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4-29" calcext:value-type="date">
            <text:p>2020-04-29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0.52" calcext:value-type="float">
            <text:p>450.5</text:p>
          </table:table-cell>
          <table:table-cell office:value-type="float" office:value="8.36" calcext:value-type="float">
            <text:p>8.4</text:p>
          </table:table-cell>
          <table:table-cell office:value-type="float" office:value="36" calcext:value-type="float">
            <text:p>3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16" office:value-type="date" office:date-value="2020-04-26" calcext:value-type="date">
            <text:p>2020-04-26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9.34" calcext:value-type="float">
            <text:p>309.3</text:p>
          </table:table-cell>
          <table:table-cell office:value-type="float" office:value="6.73" calcext:value-type="float">
            <text:p>6.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10% faster</text:p>
          </table:table-cell>
        </table:table-row>
        <table:table-row table:style-name="ro1">
          <table:table-cell table:style-name="ce16" office:value-type="date" office:date-value="2020-04-26" calcext:value-type="date">
            <text:p>2020-04-26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6.12" calcext:value-type="float">
            <text:p>346.1</text:p>
          </table:table-cell>
          <table:table-cell office:value-type="float" office:value="6.96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741.5" calcext:value-type="float">
            <text:p>741.5</text:p>
          </table:table-cell>
          <table:table-cell table:style-name="Default" office:value-type="float" office:value="31.09" calcext:value-type="float">
            <text:p>31.09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6.02" calcext:value-type="float">
            <text:p>606.0</text:p>
          </table:table-cell>
          <table:table-cell office:value-type="float" office:value="33.01" calcext:value-type="float">
            <text:p>33.0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3.32" calcext:value-type="float">
            <text:p>703.3</text:p>
          </table:table-cell>
          <table:table-cell office:value-type="float" office:value="36.7" calcext:value-type="float">
            <text:p>36.7</text:p>
          </table:table-cell>
          <table:table-cell office:value-type="float" office:value="53" calcext:value-type="float">
            <text:p>53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52.9" calcext:value-type="float">
            <text:p>352.9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all</text:p>
          </table:table-cell>
          <table:table-cell table:number-columns-repeated="7"/>
          <table:table-cell office:value-type="string" calcext:value-type="string">
            <text:p>now update baseline executables.</text:p>
          </table:table-cell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3352" calcext:value-type="float">
            <text:p>3352</text:p>
          </table:table-cell>
          <table:table-cell/>
          <table:table-cell table:style-name="Default" office:value-type="float" office:value="736.28" calcext:value-type="float">
            <text:p>736.28</text:p>
          </table:table-cell>
          <table:table-cell table:style-name="Default" office:value-type="float" office:value="32.93" calcext:value-type="float">
            <text:p>32.93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3389" calcext:value-type="float">
            <text:p>3389</text:p>
          </table:table-cell>
          <table:table-cell/>
          <table:table-cell office:value-type="float" office:value="596.28" calcext:value-type="float">
            <text:p>596.3</text:p>
          </table:table-cell>
          <table:table-cell office:value-type="float" office:value="29.7" calcext:value-type="float">
            <text:p>29.7</text:p>
          </table:table-cell>
          <table:table-cell office:value-type="float" office:value="58" calcext:value-type="float">
            <text:p>58</text:p>
          </table:table-cell>
          <table:table-cell office:value-type="float" office:value="47509" calcext:value-type="float">
            <text:p>47509</text:p>
          </table:table-cell>
          <table:table-cell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3390" calcext:value-type="float">
            <text:p>3390</text:p>
          </table:table-cell>
          <table:table-cell/>
          <table:table-cell office:value-type="float" office:value="700.22" calcext:value-type="float">
            <text:p>700.2</text:p>
          </table:table-cell>
          <table:table-cell office:value-type="float" office:value="36.16" calcext:value-type="float">
            <text:p>36.2</text:p>
          </table:table-cell>
          <table:table-cell office:value-type="float" office:value="56" calcext:value-type="float">
            <text:p>56</text:p>
          </table:table-cell>
          <table:table-cell office:value-type="float" office:value="47508" calcext:value-type="float">
            <text:p>47508</text:p>
          </table:table-cell>
          <table:table-cell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52.43" calcext:value-type="float">
            <text:p>352.43</text:p>
          </table:table-cell>
          <table:table-cell table:style-name="Default" office:value-type="float" office:value="7.41" calcext:value-type="float">
            <text:p>7.41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16" office:value-type="date" office:date-value="2020-04-10" calcext:value-type="date">
            <text:p>2020-04-10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 office:value-type="float" office:value="352.28" calcext:value-type="float">
            <text:p>352.28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1" calcext:value-type="float">
            <text:p>31</text:p>
          </table:table-cell>
          <table:table-cell office:value-type="float" office:value="50890" calcext:value-type="float">
            <text:p>50890</text:p>
          </table:table-cell>
          <table:table-cell/>
        </table:table-row>
        <table:table-row table:style-name="ro1">
          <table:table-cell table:style-name="ce16" office:value-type="date" office:date-value="2020-04-10" calcext:value-type="date">
            <text:p>2020-04-10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2352" calcext:value-type="float">
            <text:p>2352</text:p>
          </table:table-cell>
          <table:table-cell table:style-name="Default" office:value-type="float" office:value="340" calcext:value-type="float">
            <text:p>34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601.17" calcext:value-type="float">
            <text:p>601.17</text:p>
          </table:table-cell>
          <table:table-cell table:style-name="Default" office:value-type="float" office:value="28.16" calcext:value-type="float">
            <text:p>28.16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5" office:value-type="string" calcext:value-type="string">
            <text:p>FB32</text:p>
          </table:table-cell>
          <table:table-cell table:style-name="ce18" office:value-type="string" calcext:value-type="string">
            <text:p><text:span text:style-name="T1">NLIZE</text:span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687.77" calcext:value-type="float">
            <text:p>687.77</text:p>
          </table:table-cell>
          <table:table-cell table:style-name="Default" office:value-type="float" office:value="29.88" calcext:value-type="float">
            <text:p>29.88</text:p>
          </table:table-cell>
          <table:table-cell office:value-type="float" office:value="51" calcext:value-type="float">
            <text:p>51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733.6" calcext:value-type="float">
            <text:p>733.6</text:p>
          </table:table-cell>
          <table:table-cell table:style-name="Default" office:value-type="float" office:value="31.12" calcext:value-type="float">
            <text:p>31.12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52" calcext:value-type="float">
            <text:p>352</text:p>
          </table:table-cell>
          <table:table-cell table:style-name="Default" office:value-type="float" office:value="6.5" calcext:value-type="float">
            <text:p>6.5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 office:value-type="string" calcext:value-type="string">
            <text:p>New baselines. Error text changed</text:p>
          </table:table-cell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15.3" calcext:value-type="float">
            <text:p>315.3</text:p>
          </table:table-cell>
          <table:table-cell table:style-name="Default" office:value-type="float" office:value="6.59" calcext:value-type="float">
            <text:p>6.59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2445" calcext:value-type="float">
            <text:p>2445</text:p>
          </table:table-cell>
          <table:table-cell table:style-name="Default" office:value-type="float" office:value="330" calcext:value-type="float">
            <text:p>33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71" calcext:value-type="float">
            <text:p>71</text:p>
          </table:table-cell>
          <table:table-cell/>
          <table:table-cell table:style-name="Default" office:value-type="float" office:value="2221.95" calcext:value-type="float">
            <text:p>2221.95</text:p>
          </table:table-cell>
          <table:table-cell table:style-name="Default" office:value-type="float" office:value="326.69" calcext:value-type="float">
            <text:p>326.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g</text:p>
          </table:table-cell>
          <table:table-cell table:style-name="Default"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string" calcext:value-type="string">
            <text:p>:q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20" calcext:value-type="float">
            <text:p>2220.0</text:p>
          </table:table-cell>
          <table:table-cell office:value-type="float" office:value="331" calcext:value-type="float">
            <text:p>331.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16" office:value-type="date" office:date-value="2020-03-24" calcext:value-type="date">
            <text:p>2020-03-24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0.5" calcext:value-type="float">
            <text:p>350.5</text:p>
          </table:table-cell>
          <table:table-cell office:value-type="float" office:value="7.37" calcext:value-type="float">
            <text:p>7.4</text:p>
          </table:table-cell>
          <table:table-cell office:value-type="float" office:value="29" calcext:value-type="float">
            <text:p>29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16" office:value-type="date" office:date-value="2020-03-24" calcext:value-type="date">
            <text:p>2020-03-24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6" office:value-type="date" office:date-value="2020-03-23" calcext:value-type="date">
            <text:p>2020-03-23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23" calcext:value-type="float">
            <text:p>1123</text:p>
          </table:table-cell>
          <table:table-cell table:number-columns-repeated="6"/>
        </table:table-row>
        <table:table-row table:style-name="ro1">
          <table:table-cell table:style-name="ce16" office:value-type="date" office:date-value="2020-03-22" calcext:value-type="date">
            <text:p>2020-03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890" calcext:value-type="float">
            <text:p>1890</text:p>
          </table:table-cell>
          <table:table-cell/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998+[.D148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0" calcext:value-type="float">
            <text:p>660.0</text:p>
          </table:table-cell>
          <table:table-cell office:value-type="float" office:value="47" calcext:value-type="float">
            <text:p>47.0</text:p>
          </table:table-cell>
          <table:table-cell office:value-type="float" office:value="58" calcext:value-type="float">
            <text:p>58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40.9" calcext:value-type="float">
            <text:p>740.9</text:p>
          </table:table-cell>
          <table:table-cell office:value-type="float" office:value="40.74" calcext:value-type="float">
            <text:p>40.7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NLIZESUP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4581" calcext:value-type="float">
            <text:p>4581.0</text:p>
          </table:table-cell>
          <table:table-cell office:value-type="float" office:value="363" calcext:value-type="float">
            <text:p>363.0</text:p>
          </table:table-cell>
          <table:table-cell office:value-type="float" office:value="137" calcext:value-type="float">
            <text:p>137</text:p>
          </table:table-cell>
          <table:table-cell table:formula="of:=50574+[.D151]" office:value-type="float" office:value="50885" calcext:value-type="float">
            <text:p>50885</text:p>
          </table:table-cell>
          <table:table-cell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58.8" calcext:value-type="float">
            <text:p>758.8</text:p>
          </table:table-cell>
          <table:table-cell office:value-type="float" office:value="30.74" calcext:value-type="float">
            <text:p>30.7</text:p>
          </table:table-cell>
          <table:table-cell office:value-type="float" office:value="56" calcext:value-type="float">
            <text:p>5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16"/>
          <table:table-cell table:style-name="ce15"/>
          <table:table-cell table:number-columns-repeated="8"/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1.04" calcext:value-type="float">
            <text:p>351.0</text:p>
          </table:table-cell>
          <table:table-cell office:value-type="float" office:value="6.86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 office:value-type="string" calcext:value-type="string">
            <text:p>One errmsg txt changed</text:p>
          </table:table-cell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1.9" calcext:value-type="float">
            <text:p>311.9</text:p>
          </table:table-cell>
          <table:table-cell office:value-type="float" office:value="6.85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57.9" calcext:value-type="float">
            <text:p>2357.9</text:p>
          </table:table-cell>
          <table:table-cell office:value-type="float" office:value="332.6" calcext:value-type="float">
            <text:p>332.6</text:p>
          </table:table-cell>
          <table:table-cell office:value-type="float" office:value="74" calcext:value-type="float">
            <text:p>74</text:p>
          </table:table-cell>
          <table:table-cell office:value-type="float" office:value="50887" calcext:value-type="float">
            <text:p>50887</text:p>
          </table:table-cell>
          <table:table-cell/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043" calcext:value-type="float">
            <text:p>2043</text:p>
          </table:table-cell>
          <table:table-cell/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845+[.D158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3-18" calcext:value-type="date">
            <text:p>2020-03-18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604" calcext:value-type="float">
            <text:p>2604</text:p>
          </table:table-cell>
          <table:table-cell/>
          <table:table-cell office:value-type="float" office:value="2238" calcext:value-type="float">
            <text:p>2238.0</text:p>
          </table:table-cell>
          <table:table-cell office:value-type="float" office:value="343" calcext:value-type="float">
            <text:p>343.0</text:p>
          </table:table-cell>
          <table:table-cell office:value-type="float" office:value="72" calcext:value-type="float">
            <text:p>72</text:p>
          </table:table-cell>
          <table:table-cell table:formula="of:=48288+2604" office:value-type="float" office:value="50892" calcext:value-type="float">
            <text:p>50892</text:p>
          </table:table-cell>
          <table:table-cell table:style-name="ce21" office:value-type="string" calcext:value-type="string">
            <text:p>SomeTestsNotNLIZE</text:p>
          </table:table-cell>
        </table:table-row>
        <table:table-row table:style-name="ro1">
          <table:table-cell table:style-name="ce16" office:value-type="date" office:date-value="2020-03-18" calcext:value-type="date">
            <text:p>2020-03-18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2" calcext:value-type="float">
            <text:p>312.0</text:p>
          </table:table-cell>
          <table:table-cell office:value-type="float" office:value="6.8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ce21" office:value-type="string" calcext:value-type="string">
            <text:p>New cucontext merge</text:p>
          </table:table-cell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number-columns-repeated="9"/>
          <table:table-cell table:style-name="Default"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1.4" calcext:value-type="float">
            <text:p>351.4</text:p>
          </table:table-cell>
          <table:table-cell office:value-type="float" office:value="7.02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3.6" calcext:value-type="float">
            <text:p>313.6</text:p>
          </table:table-cell>
          <table:table-cell office:value-type="float" office:value="6.51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56.3" calcext:value-type="float">
            <text:p>2356.3</text:p>
          </table:table-cell>
          <table:table-cell office:value-type="float" office:value="349.9" calcext:value-type="float">
            <text:p>349.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654" calcext:value-type="float">
            <text:p>5654</text:p>
          </table:table-cell>
          <table:table-cell/>
          <table:table-cell office:value-type="float" office:value="2269.6" calcext:value-type="float">
            <text:p>2269.6</text:p>
          </table:table-cell>
          <table:table-cell office:value-type="float" office:value="345.16" calcext:value-type="float">
            <text:p>345.2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428" calcext:value-type="float">
            <text:p>5428</text:p>
          </table:table-cell>
          <table:table-cell/>
          <table:table-cell office:value-type="float" office:value="2494" calcext:value-type="float">
            <text:p>2494.0</text:p>
          </table:table-cell>
          <table:table-cell office:value-type="float" office:value="370" calcext:value-type="float">
            <text:p>370.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One fix,seti running</text:p>
          </table:table-cell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3-01" calcext:value-type="date">
            <text:p>2020-03-01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7" calcext:value-type="float">
            <text:p>347.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 table:number-rows-repeated="4">
          <table:table-cell table:style-name="ce15" table:number-columns-repeated="2"/>
          <table:table-cell table:number-columns-repeated="8"/>
        </table:table-row>
        <table:table-row table:style-name="ro1" table:number-rows-repeated="104840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1" style:font-size-asian="10pt" style:language-asian="zh" style:country-asian="CN" style:font-name-complex="DejaVu Sans1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A </meta:initial-creator>
    <meta:creation-date>2020-03-16T12:57:39.182986899</meta:creation-date>
    <dc:date>2024-02-17T13:31:50.624025510</dc:date>
    <dc:creator>DavidA</dc:creator>
    <meta:editing-duration>P2DT13H23M38S</meta:editing-duration>
    <meta:editing-cycles>176</meta:editing-cycles>
    <meta:generator>LibreOffice/7.3.7.2$Linux_X86_64 LibreOffice_project/30$Build-2</meta:generator>
    <meta:document-statistic meta:table-count="1" meta:cell-count="1160" meta:object-count="0"/>
  </office:meta>
</office:document-meta>
</file>